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OfInvocationsCheckerTest.shouldReportNeverWantedButInvokedWithArgs_multiple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umberOfInvocationsCheckerTest.shouldReportWithAllInvocatio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hrowableMessageContainsOccurrencesCondition.matches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OfInvocationsCheckerTest.shouldReportTooFew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rowableMessageContainsOccurrencesCondition.ThrowableMessageContainsOccurrencesCondition( String value , int expectedOccur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OfInvocationsCheckerTest.shouldMarkInvocationsAs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berOfInvocationsCheckerTest.shouldReportTooMany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umberOfInvocationsCheckerTest.buildSimpleMethodWithArgs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OfInvocationsCheckerTest.shouldNotReportWithLastInvocationStackTraceIfNoInvocation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OfInvocationsCheckerTest.shouldReportAllInvocatio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umberOfInvocationsCheckerTest.shouldReportNeverWantedButInvoked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umberOfInvocationsCheckerTest.messageContaining( String value , int amountOfOccur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OfInvocationsCheckerTest.build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